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start"/>
      <style:text-properties style:font-name="Segoe UI Semibold1" fo:font-size="32pt" style:text-underline-style="none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2pt" style:text-underline-style="none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style:font-name="Segoe UI Semibold1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 Semibold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style:font-name="Segoe UI Semibold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Segoe UI Semibold" fo:font-size="20pt" fo:font-style="normal" fo:text-shadow="none" style:text-underline-style="none" fo:font-weight="bold" style:font-name-asian="Segoe UI Semibold" style:font-size-asian="20pt" style:font-style-asian="normal" style:font-weight-asian="bold" style:font-name-complex="Segoe UI Semibold" style:font-size-complex="20pt" style:font-style-complex="normal" style:font-weight-complex="bold"/>
    </style:style>
    <style:style style:name="T8" style:family="text">
      <style:text-properties style:font-name="Segoe UI Semibold1" fo:font-size="20pt" fo:font-style="normal" fo:text-shadow="none" style:text-underline-style="none" fo:font-weight="bold" style:font-name-asian="Segoe UI Semibold" style:font-size-asian="20pt" style:font-style-asian="normal" style:font-weight-asian="bold" style:font-name-complex="Segoe UI Semi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302cm" svg:x="1.778cm" svg:y="1.016cm">
          <draw:text-box>
            <text:p text:style-name="P1"><text:span text:style-name="T1">HYMN #481</text:span></text:p>
            <text:p text:style-name="P1"><text:span text:style-name="T2">“</text:span><text:span text:style-name="T2">Scatter the Darkness, Break the Gloom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Scatter the darkness, break the gloom;</text:span></text:p>
            <text:p text:style-name="P1"><text:span text:style-name="T4">Sun, reveal an empty tomb</text:span></text:p>
            <text:p text:style-name="P1"><text:span text:style-name="T4">Shining with joy for all our sorrows,</text:span></text:p>
            <text:p text:style-name="P1"><text:span text:style-name="T4">Hope and peace for all tomorrow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5" draw:layer="layout" svg:width="24.384cm" svg:height="3.631cm" svg:x="1.778cm" svg:y="1.016cm">
          <draw:text-box>
            <text:p text:style-name="P1"><text:span text:style-name="T4">Life un-eclipsed by doubt and dread:</text:span></text:p>
            <text:p text:style-name="P1"><text:span text:style-name="T4">Christ has risen from the d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3" draw:text-style-name="P6" draw:layer="layout" svg:width="24.384cm" svg:height="7.011cm" svg:x="1.778cm" svg:y="1.016cm">
          <draw:text-box>
            <text:p text:style-name="P1"><text:span text:style-name="T5">2. </text:span><text:span text:style-name="T4">Bearing the standard from on high</text:span></text:p>
            <text:p text:style-name="P1"><text:span text:style-name="T4">As the Lamb of Gof to die;</text:span></text:p>
            <text:p text:style-name="P1"><text:span text:style-name="T4">He who for us, so cruely treated,</text:span></text:p>
            <text:p text:style-name="P1"><text:span text:style-name="T4">Lives again - our foes defeat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4" draw:text-style-name="P5" draw:layer="layout" svg:width="24.384cm" svg:height="3.631cm" svg:x="1.778cm" svg:y="1.016cm">
          <draw:text-box>
            <text:p text:style-name="P1"><text:span text:style-name="T4">Where is your sting, O death and grave?</text:span></text:p>
            <text:p text:style-name="P1"><text:span text:style-name="T4">Christ has shown His strength to sa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3" draw:text-style-name="P6" draw:layer="layout" svg:width="24.384cm" svg:height="7.011cm" svg:x="1.778cm" svg:y="1.016cm">
          <draw:text-box>
            <text:p text:style-name="P1"><text:span text:style-name="T5">3. </text:span><text:span text:style-name="T4">Banners of triumph, be unfurled!</text:span></text:p>
            <text:p text:style-name="P1"><text:span text:style-name="T4">Trumpets, sound throughout the world!</text:span></text:p>
            <text:p text:style-name="P1"><text:span text:style-name="T4">Crying and sighs, give way to singing:</text:span></text:p>
            <text:p text:style-name="P1"><text:span text:style-name="T4">Life from death, our Lord is bring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5" draw:text-style-name="P4" draw:layer="layout" svg:width="24.384cm" svg:height="13.031cm" svg:x="1.778cm" svg:y="1.016cm">
          <draw:text-box>
            <text:p text:style-name="P1"><text:span text:style-name="T4">Let there begin the jubilee -</text:span></text:p>
            <text:p text:style-name="P1"><text:span text:style-name="T4">Christ has gained the victory!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Text: Stephen P, Stark;</text:span></text:p>
            <text:p text:style-name="P8"><text:span text:style-name="T6">Admin</text:span></text:p>
            <text:p text:style-name="P8"><text:span text:style-name="T6">Concordia Publishing House</text:span></text:p>
            <text:p text:style-name="P8"><text:span text:style-name="T6">Tune: Public Domain</text:span></text:p>
            <text:p text:style-name="P8"><text:span text:style-name="T6">Setting </text:span><text:span text:style-name="T7">©</text:span><text:span text:style-name="T8"> Barry R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22:23:16.288000000</meta:creation-date>
    <dc:title>Blue template</dc:title>
    <meta:editing-duration>PT9M53S</meta:editing-duration>
    <meta:editing-cycles>5</meta:editing-cycles>
    <meta:generator>LibreOffice/6.1.3.2$Windows_X86_64 LibreOffice_project/86daf60bf00efa86ad547e59e09d6bb77c699acb</meta:generator>
    <dc:date>2019-01-17T20:42:31.245000000</dc:date>
    <meta:document-statistic meta:object-count="126"/>
  </office:meta>
</office:document-meta>
</file>